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3ced" officeooo:paragraph-rsid="00103ced"/>
    </style:style>
    <style:style style:name="P2" style:family="paragraph" style:parent-style-name="Standard">
      <style:text-properties officeooo:rsid="0011bfd6" officeooo:paragraph-rsid="0011bfd6"/>
    </style:style>
    <style:style style:name="P3" style:family="paragraph" style:parent-style-name="Standard">
      <style:text-properties officeooo:rsid="0012cb5f" officeooo:paragraph-rsid="0012cb5f"/>
    </style:style>
    <style:style style:name="P4" style:family="paragraph" style:parent-style-name="Standard">
      <style:text-properties officeooo:rsid="00136cd4" officeooo:paragraph-rsid="00136cd4"/>
    </style:style>
    <style:style style:name="P5" style:family="paragraph" style:parent-style-name="Standard">
      <style:text-properties officeooo:rsid="0013c12e" officeooo:paragraph-rsid="0013c12e"/>
    </style:style>
    <style:style style:name="P6" style:family="paragraph" style:parent-style-name="Standard">
      <style:text-properties officeooo:rsid="00103ced" officeooo:paragraph-rsid="00103ced"/>
    </style:style>
    <style:style style:name="P7" style:family="paragraph" style:parent-style-name="Standard">
      <style:text-properties officeooo:rsid="00103ced" officeooo:paragraph-rsid="0015b1c8"/>
    </style:style>
    <style:style style:name="P8" style:family="paragraph" style:parent-style-name="Standard">
      <style:text-properties officeooo:rsid="00103ced" officeooo:paragraph-rsid="00167821"/>
    </style:style>
    <style:style style:name="P9" style:family="paragraph" style:parent-style-name="Standard">
      <style:text-properties officeooo:paragraph-rsid="00136cd4"/>
    </style:style>
    <style:style style:name="P10" style:family="paragraph" style:parent-style-name="Standard">
      <style:text-properties officeooo:paragraph-rsid="0015b1c8"/>
    </style:style>
    <style:style style:name="P11" style:family="paragraph" style:parent-style-name="Standard">
      <style:text-properties officeooo:rsid="00136cd4" officeooo:paragraph-rsid="00136cd4"/>
    </style:style>
    <style:style style:name="P12" style:family="paragraph" style:parent-style-name="Standard">
      <style:text-properties officeooo:rsid="00136cd4" officeooo:paragraph-rsid="0012cb5f"/>
    </style:style>
    <style:style style:name="P13" style:family="paragraph" style:parent-style-name="Standard">
      <style:text-properties officeooo:rsid="00136cd4" officeooo:paragraph-rsid="0019677f"/>
    </style:style>
    <style:style style:name="P14" style:family="paragraph" style:parent-style-name="Standard" style:list-style-name="L1">
      <style:text-properties officeooo:paragraph-rsid="001602fd"/>
    </style:style>
    <style:style style:name="P15" style:family="paragraph" style:parent-style-name="Standard" style:list-style-name="L2">
      <style:text-properties officeooo:paragraph-rsid="0015b1c8"/>
    </style:style>
    <style:style style:name="P16" style:family="paragraph" style:parent-style-name="Standard" style:list-style-name="L2">
      <style:text-properties officeooo:paragraph-rsid="001602fd"/>
    </style:style>
    <style:style style:name="P17" style:family="paragraph" style:parent-style-name="Standard" style:list-style-name="L1">
      <style:text-properties officeooo:rsid="0015b1c8" officeooo:paragraph-rsid="0015b1c8"/>
    </style:style>
    <style:style style:name="P18" style:family="paragraph" style:parent-style-name="Standard">
      <style:text-properties officeooo:rsid="0011bfd6" officeooo:paragraph-rsid="00167821"/>
    </style:style>
    <style:style style:name="P19" style:family="paragraph" style:parent-style-name="Standard">
      <style:text-properties officeooo:rsid="0012cb5f" officeooo:paragraph-rsid="0012cb5f"/>
    </style:style>
    <style:style style:name="P20" style:family="paragraph" style:parent-style-name="Standard">
      <style:text-properties officeooo:rsid="0012cb5f" officeooo:paragraph-rsid="00167821"/>
    </style:style>
    <style:style style:name="P21" style:family="paragraph" style:parent-style-name="Standard">
      <style:text-properties officeooo:rsid="0012cb5f" officeooo:paragraph-rsid="0019677f"/>
    </style:style>
    <style:style style:name="P22" style:family="paragraph" style:parent-style-name="Standard">
      <style:text-properties officeooo:rsid="0013c12e" officeooo:paragraph-rsid="0019677f"/>
    </style:style>
    <style:style style:name="P23" style:family="paragraph" style:parent-style-name="Standard">
      <style:text-properties officeooo:rsid="0013c12e" officeooo:paragraph-rsid="0013c12e"/>
    </style:style>
    <style:style style:name="P24" style:family="paragraph" style:parent-style-name="Heading_20_2" style:list-style-name="L4"/>
    <style:style style:name="P25" style:family="paragraph" style:parent-style-name="Heading_20_2" style:list-style-name="L5"/>
    <style:style style:name="T1" style:family="text">
      <style:text-properties fo:color="#800000"/>
    </style:style>
    <style:style style:name="T2" style:family="text">
      <style:text-properties fo:color="#800000" officeooo:rsid="0012cb5f"/>
    </style:style>
    <style:style style:name="T3" style:family="text">
      <style:text-properties fo:color="#800000" officeooo:rsid="00136cd4"/>
    </style:style>
    <style:style style:name="T4" style:family="text">
      <style:text-properties officeooo:rsid="0011bfd6"/>
    </style:style>
    <style:style style:name="T5" style:family="text">
      <style:text-properties officeooo:rsid="00136cd4"/>
    </style:style>
    <style:style style:name="T6" style:family="text">
      <style:text-properties officeooo:rsid="0015b1c8"/>
    </style:style>
    <style:style style:name="T7" style:family="text">
      <style:text-properties officeooo:rsid="00103ced"/>
    </style:style>
    <style:style style:name="T8" style:family="text">
      <style:text-properties officeooo:rsid="0016782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67821" style:font-weight-asian="bold" style:font-weight-complex="bold"/>
    </style:style>
    <style:style style:name="T11" style:family="text">
      <style:text-properties style:use-window-font-color="true" officeooo:rsid="00167821"/>
    </style:style>
    <style:style style:name="T12" style:family="text">
      <style:text-properties style:use-window-font-color="true" officeooo:rsid="0017c0af"/>
    </style:style>
    <style:style style:name="T13" style:family="text">
      <style:text-properties officeooo:rsid="0017c0af"/>
    </style:style>
    <style:style style:name="T14" style:family="text">
      <style:text-properties officeooo:rsid="0019677f"/>
    </style:style>
    <style:style style:name="T15" style:family="text">
      <style:text-properties officeooo:rsid="001a11f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xpression des besoins</text:p>
      <text:p text:style-name="P21"><text:span text:style-name="T14">I</text:span>dée du projet : avoir un site qui me plait, navigation plus fluide <text:span text:style-name="T14">étant à la fois blog et un site commercial.</text:span></text:p>
      <text:p text:style-name="P1"/>
      <text:p text:style-name="P1"/>
      <text:list xml:id="list1031362200" text:style-name="L1">
        <text:list-item>
          <text:p text:style-name="P14"><text:span text:style-name="T6">INDISPENSABLE : Disponible sur ordinateur et mobile, panier visible partout, que la barre des catégories et options soit accessible pour tous</text:span></text:p>
        </text:list-item>
      </text:list>
      <text:p text:style-name="P1"/>
      <text:list xml:id="list125960807471119" text:continue-numbering="true" text:style-name="L1">
        <text:list-item>
          <text:p text:style-name="P17">Problemes actuels : <text:span text:style-name="T7">il est fonctionnel </text:span>mais<text:span text:style-name="T7"> on ne peut pas mettre dans le panier et acheter</text:span></text:p>
        </text:list-item>
      </text:list>
      <text:p text:style-name="P1"/>
      <text:list xml:id="list3927277276" text:style-name="L2">
        <text:list-item>
          <text:p text:style-name="P15"><text:span text:style-name="T7">ce que je voudrais en plus :</text:span></text:p>
          <text:p text:style-name="P16"><text:span text:style-name="T7">simplification de la mise en ligne des produits, contact (et actualité) en plus dans la barre de menu, panier</text:span></text:p>
        </text:list-item>
      </text:list>
      <text:p text:style-name="P10"/>
      <text:list xml:id="list125961140702147" text:continue-numbering="true" text:style-name="L2">
        <text:list-item>
          <text:p text:style-name="P15"><text:span text:style-name="T6">charte graphique existante du site à conserver : la mise en place , noir et blanc, neutre et classe, logo drouot quotation elisabeth hoffmann police de caractere taget, panier en haut à droite et la même barre de recherche ( recherche dans la base de données )</text:span></text:p>
        </text:list-item>
      </text:list>
      <text:p text:style-name="P1"/>
      <text:h text:style-name="Heading_20_1" text:outline-level="1"><text:span text:style-name="T8">1.<text:tab/></text:span>au niveau de la page d'acceuil</text:h>
      <text:p text:style-name="P8"/>
      <text:p text:style-name="P8">sortir la barre image qui ne <text:span text:style-name="T8">me </text:span>pla<text:span text:style-name="T8">î</text:span>t plus</text:p>
      <text:p text:style-name="P8"/>
      <text:p text:style-name="P18">préciser "acce<text:span text:style-name="T8">ss</text:span>ible depuis tablettes et smarphones android et iphone"</text:p>
      <text:p text:style-name="P18"/>
      <text:p text:style-name="P8"><text:span text:style-name="T8">La barre de</text:span> menu : besoin de quelque chose <text:span text:style-name="T8">de </text:span>fonctionnel avant tout et tres intuitif</text:p>
      <text:p text:style-name="P8">sortir l'<text:span text:style-name="T1">option</text:span> cadre</text:p>
      <text:p text:style-name="P8"/>
      <text:p text:style-name="P8">Slides <text:span text:style-name="T8">et images :</text:span></text:p>
      <text:p text:style-name="P1">besoin d'un apercu rapide de ce que je sais faire: <text:span text:style-name="T1">echantillonage</text:span></text:p>
      <text:p text:style-name="P1"><text:tab/>paysages, marine, pont de pierre, vignes, portrait, scenes urbaines</text:p>
      <text:p text:style-name="P7"/>
      <text:p text:style-name="P1"><text:span text:style-name="T8">L</text:span>iens vers instagram, facebook, <text:span text:style-name="T4">besoin de les calibrer, lien vers le site drouot quotations</text:span></text:p>
      <text:p text:style-name="P2">a ouvrir dans un nouvel onglet</text:p>
      <text:p text:style-name="P1"/>
      <text:p text:style-name="P2"><text:span text:style-name="T13">E</text:span>n bas : <text:span text:style-name="T8">conserver la </text:span>barre noir<text:span text:style-name="T8">e contenant</text:span> <text:span text:style-name="T13">les </text:span>champs et choix <text:span text:style-name="T13">suivants</text:span></text:p>
      <text:p text:style-name="P2"/>
      <text:p text:style-name="P2"><text:span text:style-name="T10">B</text:span><text:span text:style-name="T9">outique</text:span><text:tab/><text:tab/><text:tab/><text:tab/><text:span text:style-name="T10">M</text:span><text:span text:style-name="T9">on compte</text:span><text:tab/><text:tab/><text:tab/><text:tab/><text:tab/>**</text:p>
      <text:p text:style-name="P2">contactez nous<text:tab/><text:tab/><text:tab/>mes commandes</text:p>
      <text:p text:style-name="P2">information et livraisons<text:tab/><text:tab/>mes informations personnelles</text:p>
      <text:p text:style-name="P2">condition d'utilisation de vente<text:tab/></text:p>
      <text:p text:style-name="P2"/>
      <text:p text:style-name="P2"/>
      <text:p text:style-name="P2">**<text:span text:style-name="T10">I</text:span><text:span text:style-name="T9">nformations sur la boutique</text:span></text:p>
      <text:p text:style-name="P18">tva non applicable en vertu de l’article 293 B du CGI car d'oeuvre d'art</text:p>
      <text:p text:style-name="P18"/>
      <text:p text:style-name="P18"/>
      <text:p text:style-name="P18"/>
      <text:p text:style-name="P18"/>
      <text:p text:style-name="P18"><text:soft-page-break/><text:span text:style-name="T8">Lorsque l'on passe la souris sur le</text:span><text:span text:style-name="T2"> sous menu </text:span><text:span text:style-name="T11"><text:s/>boutique, je veux une simplification des formats</text:span></text:p>
      <text:p text:style-name="P3"/>
      <text:p text:style-name="P3"><text:span text:style-name="T8">FORMAT</text:span><text:tab/><text:tab/>thème</text:p>
      <text:p text:style-name="P3"/>
      <text:p text:style-name="P3">carré<text:tab/><text:tab/>le reste conserver</text:p>
      <text:p text:style-name="P3">allongé </text:p>
      <text:p text:style-name="P3">debout</text:p>
      <text:p text:style-name="P3">portait </text:p>
      <text:p text:style-name="P3">paysage</text:p>
      <text:p text:style-name="P3"/>
      <text:p text:style-name="P3"/>
      <text:h text:style-name="Heading_20_1" text:outline-level="1"><text:span text:style-name="T8">2.<text:tab/>L</text:span>orsque l'on clique sur boutique</text:h>
      <text:p text:style-name="P3"/>
      <text:p text:style-name="P20"><text:span text:style-name="T8">Différentes </text:span>photos : <text:tab/><text:span text:style-name="T8">- </text:span>format</text:p>
      <text:p text:style-name="P20"><text:tab/><text:tab/><text:tab/><text:span text:style-name="T8">- </text:span>theme</text:p>
      <text:p text:style-name="P20"><text:tab/><text:tab/><text:tab/><text:span text:style-name="T8">-</text:span> support</text:p>
      <text:p text:style-name="P3"/>
      <text:p text:style-name="P3">mieux faire ces sous<text:span text:style-name="T8">-</text:span>catégories</text:p>
      <text:p text:style-name="P3"/>
      <text:p text:style-name="P3">format –&gt; plusieurs formats</text:p>
      <text:p text:style-name="P3"/>
      <text:p text:style-name="P3">theme -&gt; plusieurs themes</text:p>
      <text:p text:style-name="P3"/>
      <text:p text:style-name="P3">support -&gt; toiles, et cadres</text:p>
      <text:p text:style-name="P3"/>
      <text:p text:style-name="P12"/>
      <text:list xml:id="list341447895" text:style-name="L5">
        <text:list-item>
          <text:list>
            <text:list-item>
              <text:h text:style-name="P25" text:outline-level="2"><text:span text:style-name="T13">L</text:span>orsque que l'on atteint les tableaux</text:h>
            </text:list-item>
          </text:list>
        </text:list-item>
      </text:list>
      <text:p text:style-name="P13"><text:span text:style-name="T14">L</text:span>es pr<text:span text:style-name="T13">é</text:span>senter sous forme de vignettes/grilles et non liste</text:p>
      <text:p text:style-name="P4"><text:span text:style-name="T13">! N</text:span>e pas afficher les prix des tableaux <text:span text:style-name="T13">dans cette grille !</text:span></text:p>
      <text:p text:style-name="P4"/>
      <text:p text:style-name="P9"><text:span text:style-name="T12">Faire des </text:span><text:span text:style-name="T3">info bulles</text:span><text:span text:style-name="T5"> (informations sur la vignette en texte) contenant tarif, dimensions, titre, disponibilité et possibilité.</text:span></text:p>
      <text:p text:style-name="P4"/>
      <text:list xml:id="list241261104" text:style-name="L4">
        <text:list-item>
          <text:list>
            <text:list-item>
              <text:h text:style-name="P24" text:outline-level="2">quand on clique sur le produit</text:h>
            </text:list-item>
          </text:list>
        </text:list-item>
      </text:list>
      <text:p text:style-name="P4">tout laisser <text:span text:style-name="T14">tel que c'est actuellement</text:span> sauf les onglet<text:span text:style-name="T14">s</text:span> de partage, laisser facebook</text:p>
      <text:p text:style-name="P4"><text:span text:style-name="T14">D</text:span>ans le panier : sortir le <text:span text:style-name="T14">dessin </text:span>panier, quantité (tjr 1) <text:span text:style-name="T14">et TTC</text:span></text:p>
      <text:p text:style-name="P4"/>
      <text:p text:style-name="P4"/>
      <text:p text:style-name="P4"/>
      <text:p text:style-name="P4"><text:span text:style-name="T14">à</text:span> gauche, sortir les <text:span text:style-name="T14">colonnes</text:span> sur les cotés</text:p>
      <text:p text:style-name="P4"/>
      <text:p text:style-name="P22"><text:span text:style-name="T14">F</text:span>aire comme un balayage <text:span text:style-name="T14">sur la </text:span>partie gauche, <text:s/>si on est en mode paysage <text:span text:style-name="T14">sur mobile</text:span></text:p>
      <text:p text:style-name="P5"/>
      <text:p text:style-name="P5"><text:span text:style-name="T14">F</text:span>aire en sorte que le site soit bien r<text:span text:style-name="T14">é</text:span>f<text:span text:style-name="T14">é</text:span>renc<text:span text:style-name="T14">é </text:span>sur <text:span text:style-name="T15">G</text:span>oogle avec des mots clés.</text:p>
      <text:p text:style-name="P5"/>
      <text:p text:style-name="P22">Au niveau des sous<text:span text:style-name="T14">-</text:span>menus l'artiste et expositions</text:p>
      <text:p text:style-name="P5">tout conser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8M48S</meta:editing-duration>
    <meta:editing-cycles>9</meta:editing-cycles>
    <meta:generator>LibreOffice/5.3.7.2$Windows_X86_64 LibreOffice_project/6b8ed514a9f8b44d37a1b96673cbbdd077e24059</meta:generator>
    <dc:date>2019-04-11T12:59:59.474000000</dc:date>
    <meta:document-statistic meta:table-count="0" meta:image-count="0" meta:object-count="0" meta:page-count="2" meta:paragraph-count="51" meta:word-count="462" meta:character-count="2701" meta:non-whitespace-character-count="2272"/>
    <meta:user-defined meta:name="Info 1"/>
    <meta:user-defined meta:name="Info 2"/>
    <meta:user-defined meta:name="Info 3"/>
    <meta:user-defined meta:name="Info 4"/>
  </office:meta>
</office:document-meta>
</file>